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b50c" officeooo:paragraph-rsid="000fb50c"/>
    </style:style>
    <style:style style:name="P2" style:family="paragraph" style:parent-style-name="Standard">
      <style:text-properties officeooo:rsid="0011b273" officeooo:paragraph-rsid="000fb50c"/>
    </style:style>
    <style:style style:name="P3" style:family="paragraph" style:parent-style-name="Standard">
      <style:text-properties officeooo:rsid="0011b273" officeooo:paragraph-rsid="0011b273"/>
    </style:style>
    <style:style style:name="P4" style:family="paragraph" style:parent-style-name="Standard">
      <style:text-properties officeooo:rsid="00137042" officeooo:paragraph-rsid="00137042"/>
    </style:style>
    <style:style style:name="P5" style:family="paragraph" style:parent-style-name="Standard">
      <style:text-properties officeooo:rsid="00170438" officeooo:paragraph-rsid="00170438"/>
    </style:style>
    <style:style style:name="P6" style:family="paragraph" style:parent-style-name="Standard" style:list-style-name="L1">
      <style:text-properties officeooo:rsid="00170438" officeooo:paragraph-rsid="00170438"/>
    </style:style>
    <style:style style:name="P7" style:family="paragraph" style:parent-style-name="Standard" style:list-style-name="L1">
      <style:text-properties officeooo:paragraph-rsid="00170438"/>
    </style:style>
    <style:style style:name="P8" style:family="paragraph" style:parent-style-name="Standard" style:list-style-name="L1">
      <style:text-properties officeooo:rsid="001867d3" officeooo:paragraph-rsid="001867d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37042"/>
    </style:style>
    <style:style style:name="T4" style:family="text">
      <style:text-properties officeooo:rsid="001704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8 Minutes</text:p>
      <text:p text:style-name="P1">Thursday March 19<text:span text:style-name="T1">th</text:span> 2015</text:p>
      <text:p text:style-name="P5">Attendance: Nicole, Madhavi, Mathias, Miguel, Tim, Yibin</text:p>
      <text:p text:style-name="P1">Chair: Yibin</text:p>
      <text:p text:style-name="P1">Official Meeting Minutes Taken By: <text:span text:style-name="T3">Miguel</text:span></text:p>
      <text:p text:style-name="P1">Start: 11:3<text:span text:style-name="T3">5</text:span> AM</text:p>
      <text:p text:style-name="P1"/>
      <text:p text:style-name="P1">Agenda:</text:p>
      <text:p text:style-name="P2"/>
      <text:p text:style-name="P5">1. Progress:</text:p>
      <text:list xml:id="list5395199036239340392" text:style-name="L1">
        <text:list-item>
          <text:p text:style-name="P7"><text:span text:style-name="T4">Fonts should be moved to resource folder</text:span></text:p>
        </text:list-item>
        <text:list-item>
          <text:p text:style-name="P7"><text:span text:style-name="T4">User preferences should be integrated</text:span></text:p>
        </text:list-item>
        <text:list-item>
          <text:p text:style-name="P6">Long/Short-term Forecast classes are almost done</text:p>
        </text:list-item>
        <text:list-item>
          <text:p text:style-name="P6">Action listeners have to be finished for Celsius-Farenheit, Select-Refresh and Search-Refresh</text:p>
        </text:list-item>
        <text:list-item>
          <text:p text:style-name="P8">GUI labels have to be made for short/long-term forecasts; need full set of descriptions for icons, will use main description for background images</text:p>
        </text:list-item>
      </text:list>
      <text:p text:style-name="P5"><text:tab/></text:p>
      <text:p text:style-name="P3">Actions Items:</text:p>
      <text:p text:style-name="P3"/>
      <text:p text:style-name="P3">Nicole: <text:span text:style-name="T3">f</text:span>inish integrating <text:span text:style-name="T3">user preferences with My Locations feature</text:span></text:p>
      <text:p text:style-name="P4">Tim: write the rest of the cases in the convert() method in the Conversion class</text:p>
      <text:p text:style-name="P4">Madhavi: send Mathias <text:span text:style-name="T4">lists of all the weather descriptions (will be used for icons) and main descriptions (will be used for background images)</text:span></text:p>
      <text:p text:style-name="P5">Mathias: fix fonts; make action listener for the Celsius-Farenheit button</text:p>
      <text:p text:style-name="P5">Yibin: finish Short/Long-term Forecast classes (add city match exception)</text:p>
      <text:p text:style-name="P5">Miguel: finish action listeners for Select-Refresh and Search-Refresh</text:p>
      <text:p text:style-name="P4"/>
      <text:p text:style-name="P5">Next Meeting: Monday, March 23<text:span text:style-name="T1">rd</text:span> , 3:30pm in MC 239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36:49.293651144</meta:creation-date>
    <dc:date>2015-03-19T14:15:35.298473301</dc:date>
    <meta:editing-duration>PT6M11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1" meta:paragraph-count="22" meta:word-count="171" meta:character-count="1126" meta:non-whitespace-character-count="980"/>
  </office:meta>
</office:document-meta>
</file>